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1149000003790000012ACC06E745261CC6B0.svg" manifest:media-type="image/svg+xml"/>
  <manifest:file-entry manifest:full-path="Pictures/100000010000015C000002B0300BE14F93D9DA8D.png" manifest:media-type="image/png"/>
  <manifest:file-entry manifest:full-path="Pictures/10000001000000220000000B11539685E01EF25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869cm, 0cm, 0cm, 0.012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02cm" fo:min-width="2.675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09cm" svg:height="13.873cm" svg:x="0.017cm" svg:y="0.097cm">
          <draw:image xlink:href="Pictures/100000010000015C000002B0300BE14F93D9DA8D.png" xlink:type="simple" xlink:show="embed" xlink:actuate="onLoad" draw:mime-type="image/png">
            <text:p/>
          </draw:image>
        </draw:frame>
        <draw:custom-shape draw:style-name="gr2" draw:text-style-name="P2" draw:layer="layout" svg:width="3.175cm" svg:height="1.952cm" svg:x="4.262cm" svg:y="3.12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954cm" svg:height="0.653cm" svg:x="4.01cm" svg:y="2.631cm">
          <draw:image xlink:href="Pictures/10001149000003790000012ACC06E745261CC6B0.svg" xlink:type="simple" xlink:show="embed" xlink:actuate="onLoad" draw:mime-type="image/svg+xml">
            <text:p/>
          </draw:image>
          <draw:image xlink:href="Pictures/10000001000000220000000B11539685E01EF255.png" xlink:type="simple" xlink:show="embed" xlink:actuate="onLoad" draw:mime-type="image/png"/>
          <svg:title>TexMaths</svg:title>
          <svg:desc>22§latex§^{187}\text{Au}§svg§600§TRUE§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87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2T15:36:19.224000000</meta:creation-date>
    <dc:date>2023-05-12T15:44:58.400000000</dc:date>
    <meta:editing-duration>PT8M39S</meta:editing-duration>
    <meta:editing-cycles>2</meta:editing-cycles>
    <meta:generator>LibreOffice/7.5.3.2$Windows_X86_64 LibreOffice_project/9f56dff12ba03b9acd7730a5a481eea045e468f3</meta:generator>
    <meta:document-statistic meta:object-count="3"/>
  </office:meta>
</office:document-meta>
</file>